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d0d49" officeooo:paragraph-rsid="001d0d49"/>
    </style:style>
    <style:style style:name="P2" style:family="paragraph" style:parent-style-name="Standard">
      <style:paragraph-properties fo:text-align="start" style:justify-single-word="false"/>
      <style:text-properties officeooo:rsid="001d0d49" officeooo:paragraph-rsid="001d0d49"/>
    </style:style>
    <style:style style:name="P3" style:family="paragraph" style:parent-style-name="Text_20_body">
      <style:paragraph-properties fo:margin-left="1.27cm" fo:margin-right="0cm" fo:text-indent="0cm" style:auto-text-indent="false" fo:padding="0cm" fo:border="none"/>
    </style:style>
    <style:style style:name="P4" style:family="paragraph" style:parent-style-name="Text_20_body">
      <style:paragraph-properties fo:text-align="start" style:justify-single-word="false"/>
      <style:text-properties officeooo:paragraph-rsid="001d0d49"/>
    </style:style>
    <style:style style:name="P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fo:padding="0cm" fo:border="none"/>
    </style:style>
    <style:style style:name="P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fo:padding="0cm" fo:border="none"/>
    </style:style>
    <style:style style:name="P7" style:family="paragraph" style:parent-style-name="Heading_20_3">
      <style:paragraph-properties fo:text-align="start" style:justify-single-word="false"/>
      <style:text-properties officeooo:paragraph-rsid="001d0d49"/>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eso a datos criterios de evaluación</text:p>
      <text:p text:style-name="P1">Entregable 2</text:p>
      <text:p text:style-name="P2"/>
      <text:p text:style-name="P2"/>
      <text:p text:style-name="P2"/>
      <text:h text:style-name="P7" text:outline-level="3"><text:span text:style-name="Strong_20_Emphasis">a) Ventajas de utilizar una clase (POO) para gestionar conexiones a la base de datos</text:span></text:h>
      <text:p text:style-name="Text_20_body">Una de las mayores ventajas que he notado al usar una clase para gestionar las conexiones es la centralización de la lógica. Al encapsular todo en una clase, como <text:span text:style-name="Source_20_Text">conexionDB</text:span>, logramos que el manejo de conexiones y consultas sea más limpio, reutilizable y fácil de mantener. Además, las propiedades privadas (como <text:span text:style-name="Source_20_Text">$servidor</text:span>, <text:span text:style-name="Source_20_Text">$usuario</text:span>, <text:span text:style-name="Source_20_Text">$contrasena</text:span> y <text:span text:style-name="Source_20_Text">$basededatos</text:span>) añaden una capa de seguridad al proteger los datos de acceso directo. Esto también facilita que cualquier cambio, como los datos de conexión, se realice en un solo lugar (el constructor) sin tener que buscar en todo el código. Por último, la estructura orientada a objetos nos permite implementar métodos específicos para operaciones comunes, como seleccionar, insertar, actualizar y eliminar datos.</text:p>
      <text:p text:style-name="Horizontal_20_Line"/>
      <text:h text:style-name="Heading_20_3" text:outline-level="3"><text:span text:style-name="Strong_20_Emphasis">b) Uso de MySQL y enfoque en esta base de datos</text:span></text:h>
      <text:p text:style-name="Text_20_body">En nuestro proyecto hemos utilizado MySQL como gestor de bases de datos. Toda la lógica de la clase <text:span text:style-name="Source_20_Text">conexionDB</text:span> está diseñada específicamente para trabajar con MySQL, aprovechando su integración nativa con <text:span text:style-name="Source_20_Text">mysqli</text:span>. Esto nos permitió enfocarnos en desarrollar funcionalidades específicas, como consultas dinámicas o la gestión de restricciones de claves foráneas, asegurando un rendimiento óptimo con este sistema.</text:p>
      <text:p text:style-name="Horizontal_20_Line"/>
      <text:h text:style-name="Heading_20_3" text:outline-level="3"><text:span text:style-name="Strong_20_Emphasis">c) Uso del conector MySQLi</text:span></text:h>
      <text:p text:style-name="Text_20_body">Para establecer la conexión con la base de datos, usamos el conector MySQLi. Este conector es idóneo para nuestro proyecto porque es nativo de PHP, fácil de usar y tiene soporte para consultas preparadas, lo que mejora la seguridad y el rendimiento. En el código, se utiliza <text:span text:style-name="Source_20_Text">mysqli_connect</text:span> para inicializar la conexión y ejecutar las consultas.</text:p>
      <text:p text:style-name="Horizontal_20_Line"/>
      <text:h text:style-name="Heading_20_3" text:outline-level="3"><text:span text:style-name="Strong_20_Emphasis">d) Funcionamiento global de la clase desarrollada</text:span></text:h>
      <text:p text:style-name="Text_20_body">La clase <text:span text:style-name="Source_20_Text">conexionDB</text:span> está diseñada para gestionar la conexión con la base de datos y realizar diversas operaciones. A nivel de propiedades, las privadas (<text:span text:style-name="Source_20_Text">$servidor</text:span>, <text:span text:style-name="Source_20_Text">$usuario</text:span>, <text:span text:style-name="Source_20_Text">$contrasena</text:span>, <text:span text:style-name="Source_20_Text">$basededatos</text:span> y <text:span text:style-name="Source_20_Text">$conexion</text:span>) encapsulan la información de conexión y el propio enlace. A nivel de parámetros, los métodos como <text:span text:style-name="Source_20_Text">seleccionaTabla</text:span>, <text:span text:style-name="Source_20_Text">insertaTabla</text:span>, <text:span text:style-name="Source_20_Text">actualizaTabla</text:span> y <text:span text:style-name="Source_20_Text">eliminaTabla</text:span> reciben argumentos que permiten manejar tablas y datos de manera dinámica, evitando redundancias y simplificando el desarrollo.</text:p>
      <text:p text:style-name="Horizontal_20_Line"/>
      <text:h text:style-name="Heading_20_3" text:outline-level="3"><text:soft-page-break/><text:span text:style-name="Strong_20_Emphasis">e) Definición de la estructura de la base de datos y el enrutador como proveedor de microservicios</text:span></text:h>
      <text:p text:style-name="Text_20_body">La estructura de la base de datos se gestiona a través de métodos específicos en la clase. Por ejemplo, <text:span text:style-name="Source_20_Text">listadoTablas</text:span> devuelve un listado de todas las tablas, y <text:span text:style-name="Source_20_Text">seleccionaTabla</text:span> permite consultar una tabla mientras maneja sus restricciones. Aunque no usamos un enrutador explícito, los métodos actúan como un intermediario entre el cliente y la base de datos, similar a un proveedor de microservicios: reciben datos, ejecutan consultas y devuelven respuestas en formato JSON, listas para ser consumidas por otras partes del proyecto.</text:p>
      <text:p text:style-name="Horizontal_20_Line"/>
      <text:h text:style-name="Heading_20_3" text:outline-level="3"><text:span text:style-name="Strong_20_Emphasis">f) Métodos desarrollados para modificar la base de datos</text:span></text:h>
      <text:p text:style-name="Text_20_body">Los métodos <text:span text:style-name="Source_20_Text">insertaTabla</text:span>, <text:span text:style-name="Source_20_Text">actualizaTabla</text:span> y <text:span text:style-name="Source_20_Text">eliminaTabla</text:span> permiten realizar las operaciones básicas de CRUD (Crear, Leer, Actualizar y Borrar).</text:p>
      <text:list text:style-name="L1">
        <text:list-item>
          <text:p text:style-name="P9"><text:span text:style-name="Strong_20_Emphasis">Inserción</text:span>: <text:span text:style-name="Source_20_Text">insertaTabla</text:span> toma un array de valores y construye dinámicamente una consulta <text:span text:style-name="Source_20_Text">INSERT</text:span>.</text:p>
        </text:list-item>
        <text:list-item>
          <text:p text:style-name="P9"><text:span text:style-name="Strong_20_Emphasis">Actualización</text:span>: <text:span text:style-name="Source_20_Text">actualizaTabla</text:span> genera una consulta <text:span text:style-name="Source_20_Text">UPDATE</text:span> basada en un array de valores y un identificador.</text:p>
        </text:list-item>
        <text:list-item>
          <text:p text:style-name="P8"><text:span text:style-name="Strong_20_Emphasis">Eliminación</text:span>: <text:span text:style-name="Source_20_Text">eliminaTabla</text:span> ejecuta una consulta <text:span text:style-name="Source_20_Text">DELETE</text:span> en función de un identificador.<text:line-break/>Esto simplifica enormemente las modificaciones en la base de datos, ya que todo está centralizado y es reutilizable.</text:p>
        </text:list-item>
      </text:list>
      <text:p text:style-name="Horizontal_20_Line"/>
      <text:h text:style-name="Heading_20_3" text:outline-level="3"><text:span text:style-name="Strong_20_Emphasis">g) Almacenamiento y manejo de los resultados de las consultas</text:span></text:h>
      <text:p text:style-name="Text_20_body">En nuestro proyecto, los resultados de las consultas se gestionan y devuelven en formato JSON. Tanto en métodos como <text:span text:style-name="Source_20_Text">seleccionaTabla</text:span> y <text:span text:style-name="Source_20_Text">listadoTablas</text:span>, se convierten los resultados de las consultas en arrays de PHP, que luego se codifican a JSON mediante <text:span text:style-name="Source_20_Text">json_encode</text:span>. Esto asegura que las respuestas sean fácilmente legibles y utilizables por otras partes del sistema o aplicaciones externas.</text:p>
      <text:p text:style-name="Horizontal_20_Line"/>
      <text:h text:style-name="Heading_20_3" text:outline-level="3"><text:span text:style-name="Strong_20_Emphasis">h) Desarrollo de aplicaciones que efectúan consultas</text:span></text:h>
      <text:p text:style-name="Text_20_body">La integración entre el proyecto de acceso a datos y el de sistemas de gestión empresarial se refleja en cómo las consultas se gestionan en <text:span text:style-name="Source_20_Text">conexionDB</text:span>. Por ejemplo, <text:span text:style-name="Source_20_Text">seleccionaTabla</text:span> permite obtener datos dinámicamente, respetando restricciones de claves foráneas. Esto facilita que los datos consultados puedan ser usados directamente en otras aplicaciones o módulos.</text:p>
      <text:p text:style-name="Horizontal_20_Line"/>
      <text:h text:style-name="Heading_20_3" text:outline-level="3"><text:soft-page-break/><text:span text:style-name="Strong_20_Emphasis"/></text:h>
      <text:h text:style-name="Heading_20_3" text:outline-level="3"><text:span text:style-name="Strong_20_Emphasis">k) Procedimientos almacenados</text:span></text:h>
      <text:p text:style-name="Text_20_body">En el segundo archivo proporcionado, utilizamos procedimientos almacenados en MySQL, como <text:span text:style-name="Source_20_Text">SeleccionaClientesBueno</text:span>. Este procedimiento almacenado permite ejecutar una lógica compleja directamente en la base de datos, mejorando el rendimiento y reduciendo la cantidad de lógica en el lado del servidor. Al ejecutarlo con <text:span text:style-name="Source_20_Text">mysqli_query</text:span>, obtenemos los resultados, que luego son iterados para mostrarlos o procesarlos según sea necesario.</text:p>
      <text:p text:style-name="P4"/>
      <text:p text:style-name="P4"/>
      <text:p text:style-name="P4"/>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3T16:22:25.839000000</meta:creation-date>
    <dc:date>2024-11-15T19:40:55.657000000</dc:date>
    <meta:editing-duration>PT48M44S</meta:editing-duration>
    <meta:editing-cycles>2</meta:editing-cycles>
    <meta:generator>LibreOffice/7.6.2.1$Windows_X86_64 LibreOffice_project/56f7684011345957bbf33a7ee678afaf4d2ba333</meta:generator>
    <meta:document-statistic meta:table-count="0" meta:image-count="0" meta:object-count="0" meta:page-count="3" meta:paragraph-count="23" meta:word-count="721" meta:character-count="4834" meta:non-whitespace-character-count="4139"/>
  </office:meta>
</office:document-meta>
</file>